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6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5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6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1:29:27.98122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6-13T11:30:04.748062657</dc:date>
    <meta:editing-duration>P6DT4H39M24S</meta:editing-duration>
    <meta:editing-cycles>70</meta:editing-cycles>
    <meta:generator>LibreOffice/6.0.3.2$Linux_X86_64 LibreOffice_project/00m0$Build-2</meta:generator>
    <meta:document-statistic meta:table-count="6" meta:cell-count="536" meta:object-count="0"/>
  </office:meta>
</office:document-meta>
</file>